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fo:font-size="12pt" fo:font-style="italic" officeooo:rsid="000aa947" officeooo:paragraph-rsid="000aa947" style:font-size-asian="12pt" style:font-style-asian="italic" style:font-size-complex="12pt"/>
    </style:style>
    <style:style style:name="P2" style:family="paragraph" style:parent-style-name="Table_20_Contents">
      <style:text-properties fo:color="#000000" style:font-name="Times New Roman" fo:font-size="10pt" fo:font-style="italic" officeooo:rsid="0016b10d" officeooo:paragraph-rsid="0016b10d" style:font-size-asian="10pt" style:font-style-asian="italic" style:font-size-complex="10pt" style:font-style-complex="italic"/>
    </style:style>
    <style:style style:name="P3" style:family="paragraph" style:parent-style-name="Table_20_Contents">
      <style:text-properties fo:font-size="10pt" officeooo:rsid="0016b10d" officeooo:paragraph-rsid="0016b10d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breed [ vaches vache ]<text:line-break/>breed [ loups loup ]<text:line-break/><text:line-break/>patches-own [ taille-plante evolution odeur ]<text:line-break/><text:line-break/>to setup<text:line-break/> <text:s/>clear-all<text:line-break/> <text:s/>reset-ticks<text:line-break/> <text:s/><text:line-break/> <text:s/>setup-turtles<text:line-break/> <text:s/>setup-patches<text:line-break/>end<text:line-break/><text:line-break/>to setup-turtles<text:line-break/> <text:s/>set-default-shape vaches "cow"<text:line-break/> <text:s/>create-vaches initial-number-vaches<text:line-break/> <text:s/>[<text:line-break/> <text:s text:c="3"/>set color blue<text:line-break/> <text:s text:c="3"/>setxy random-pxcor random-pycor<text:line-break/> <text:s/>]<text:line-break/> <text:s/><text:line-break/> <text:s/>set-default-shape loups "wolf"<text:line-break/> <text:s/>create-loups initial-number-loups<text:line-break/> <text:s/>[<text:line-break/> <text:s text:c="3"/>set color red<text:line-break/> <text:s text:c="3"/>setxy random-pxcor random-pycor<text:line-break/> <text:s/>]<text:line-break/>end<text:line-break/><text:line-break/>to setup-patches<text:line-break/> <text:s/>ask patches<text:line-break/> <text:s/>[<text:line-break/> <text:s text:c="3"/>set taille-plante random 10<text:line-break/> <text:s text:c="3"/>set evolution random grass-time-evolution<text:line-break/> <text:s text:c="3"/>set odeur 0<text:line-break/> <text:s text:c="3"/>ifelse taille-plante = 0<text:line-break/> <text:s text:c="3"/>[<text:line-break/> <text:s text:c="5"/>set pcolor brown<text:line-break/> <text:s text:c="3"/>]<text:line-break/> <text:s text:c="3"/>[<text:line-break/> <text:s text:c="5"/>set pcolor scale-color green taille-plante 1 70<text:line-break/> <text:s text:c="3"/>]<text:line-break/> <text:s/>]<text:line-break/>end<text:line-break/><text:line-break/>to go<text:line-break/> <text:s/>ask vaches [ move-vache eat-grass ]<text:line-break/> <text:s/>ask loups [ move-loup eat-vache ]<text:line-break/> <text:s/>ask patches [ grow-grass ]<text:line-break/> <text:s/>tick<text:line-break/> <text:s/>update-plot<text:line-break/>end<text:line-break/><text:line-break/>to move-vache<text:line-break/> <text:s/>rt random 50<text:line-break/> <text:s/>lt random 50<text:line-break/> <text:s/>fd 1<text:line-break/> <text:s/><text:line-break/> <text:s/>set odeur max-odeur<text:line-break/> <text:s/>ask neighbors [ set odeur max-odeur * taux-diffusion / 100 ]<text:line-break/>end</text:p>
          </table:table-cell>
          <table:table-cell table:style-name="Tableau1.B1" office:value-type="string">
            <text:p text:style-name="P2">to move-loup<text:line-break/> <text:s/>ifelse odeur &gt; 0<text:line-break/> <text:s/>[<text:line-break/> <text:s text:c="3"/>let follow-path max-one-of neighbors [ odeur ]<text:line-break/> <text:s text:c="3"/>face follow-path<text:line-break/> <text:s/>]<text:line-break/> <text:s/>[ <text:s text:c="3"/><text:line-break/> <text:s text:c="3"/>rt random 50<text:line-break/> <text:s text:c="3"/>lt random 50<text:line-break/> <text:s/>]<text:line-break/> <text:s/>fd 0.8<text:line-break/>end<text:line-break/><text:line-break/>to eat-grass<text:line-break/> <text:s/>if taille-plante &gt; 0 <text:line-break/> <text:s/>[<text:line-break/> <text:s text:c="3"/>if taille-plante &gt;= conso-vache [ set taille-plante taille-plante - conso-vache ]<text:line-break/> <text:s/>]<text:line-break/>end<text:line-break/><text:line-break/>to eat-vache<text:line-break/> <text:s/>let prey one-of vaches-here<text:line-break/> <text:s/>if prey != nobody [ ask prey [ die ] ]<text:line-break/>end<text:line-break/><text:line-break/>to grow-grass<text:line-break/> <text:s/>ifelse evolution &lt;= 0<text:line-break/> <text:s/>[<text:line-break/> <text:s text:c="3"/>if taille-plante &lt; 10<text:line-break/> <text:s text:c="3"/>[ <text:s text:c="5"/><text:line-break/> <text:s text:c="5"/>set taille-plante taille-plante + 1<text:line-break/> <text:s text:c="5"/>set evolution random grass-time-evolution<text:line-break/> <text:s text:c="3"/>]<text:line-break/> <text:s/>]<text:line-break/> <text:s/>[<text:line-break/> <text:s text:c="3"/>set evolution evolution - 1<text:line-break/> <text:s/>]<text:line-break/> <text:s/><text:line-break/> <text:s/>if odeur &gt; 0<text:line-break/> <text:s/>[<text:line-break/> <text:s text:c="5"/>set odeur odeur - taux-evaporation<text:line-break/> <text:s/>]<text:line-break/> <text:s/><text:line-break/> <text:s/>ifelse odeur &gt; <text:s/>0<text:line-break/> <text:s/>[<text:line-break/> <text:s text:c="3"/>set pcolor scale-color yellow odeur 1 (max-odeur / 1.3)<text:line-break/> <text:s/>]<text:line-break/> <text:s/>[<text:line-break/> <text:s text:c="3"/>ifelse taille-plante &gt; 0<text:line-break/> <text:s text:c="3"/>[<text:line-break/> <text:s text:c="5"/>set pcolor scale-color green taille-plante 1 70<text:line-break/> <text:s text:c="3"/>]<text:line-break/> <text:s text:c="3"/>[<text:line-break/> <text:s text:c="5"/>set pcolor brown<text:line-break/> <text:s text:c="3"/>]<text:line-break/> <text:s/>]<text:line-break/>end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public class Judge extends Agent {<text:line-break/> public static ArrayList&lt;String&gt; players = new ArrayList&lt;&gt;();<text:line-break/> public static int bank = 0;<text:line-break/> public static int playerTurn;<text:line-break/><text:line-break/> @Override<text:line-break/> protected void setup() { <text:line-break/> players.add("Joueur_1");<text:line-break/> players.add("Joueur_2");<text:line-break/> players.add("Kevin"); <text:line-break/> for (String player : players) {<text:line-break/> createPlayer(player);<text:line-break/> } <text:line-break/> playerTurn = (1 + (int) (Math.random() * players.size())) - 1;<text:line-break/> sendMessage(players.get(playerTurn), Integer.toString(bank)); <text:line-break/> doDelete();<text:line-break/> }<text:line-break/> <text:line-break/> private void createPlayer(String playerName) {<text:line-break/> Object args[] = new Object[1];<text:line-break/> args[0] = "";<text:line-break/> ContainerController cc = getContainerController();<text:line-break/> try {<text:line-break/> AgentController ac = cc.createNewAgent(playerName, "com.jade.tp.blackjack.Player", args);<text:line-break/> ac.start();<text:line-break/> } catch (Exception e) {<text:line-break/> System.out.println("Error: " + e);<text:line-break/> }<text:line-break/> }<text:line-break/> <text:line-break/> private void sendMessage(String playerName, String message) {<text:line-break/> ACLMessage msg = new ACLMessage(ACLMessage.INFORM);<text:line-break/> msg.addReceiver(new AID(playerName, AID.ISLOCALNAME));<text:line-break/> msg.setContent(message);<text:line-break/> send(msg); <text:line-break/> }<text:line-break/>}</text:p>
            <text:p text:style-name="P3"/>
            <text:p text:style-name="P3">public class Player extends Agent {<text:line-break/> @Override<text:line-break/> protected void setup() {<text:line-break/> addBehaviour(new PlayerBehaviour());<text:line-break/> }<text:line-break/><text:line-break/> private class PlayerBehaviour extends CyclicBehaviour { <text:line-break/> private void sendMessage(String playerName, String message) {<text:line-break/> ACLMessage msg = new ACLMessage(ACLMessage.INFORM);<text:line-break/> msg.addReceiver(new AID(playerName, AID.ISLOCALNAME));<text:line-break/> msg.setContent(message);<text:line-break/> send(msg); <text:line-break/> }</text:p>
          </table:table-cell>
          <table:table-cell table:style-name="Tableau2.B1" office:value-type="string">
            <text:p text:style-name="P3"><text:tab/><text:tab/>private ACLMessage receiveMessage() {<text:line-break/> ACLMessage message = null;<text:line-break/> while (message == null) {<text:line-break/> message = receive();<text:line-break/> block();<text:line-break/> } <text:line-break/> return message;<text:line-break/> }<text:line-break/><text:line-break/> public void action() {<text:line-break/> ACLMessage message = receiveMessage(); <text:line-break/> System.out.println(getLocalName() + " receive: " + message.getContent()); <text:line-break/> if (message.getContent() == "kill")<text:tab/>{<text:line-break/> doDelete();<text:line-break/> return;<text:line-break/> } <text:line-break/> if (Judge.bank &lt; 18) {<text:line-break/> Judge.bank += 1 + (int) (Math.random() * 3);<text:line-break/> }<text:line-break/> else {<text:line-break/> Judge.bank += 21 - Judge.bank;<text:line-break/> } <text:line-break/> if (isDone()) {<text:line-break/> for (String player : Judge.players) {<text:line-break/> sendMessage(player, "kill");<text:line-break/> }<text:line-break/> doDelete();<text:line-break/> return;<text:line-break/> } <text:line-break/> if (++Judge.playerTurn &gt;= Judge.players.size()) {<text:line-break/> Judge.playerTurn = 0;<text:line-break/> } <text:line-break/> String nextPlayer = Judge.players.get(Judge.playerTurn);<text:line-break/> System.out.println("Send " + Judge.bank + " to " + nextPlayer + '\n');<text:line-break/> sendMessage(nextPlayer, Integer.toString(Judge.bank));<text:line-break/> }<text:line-break/> <text:line-break/> private boolean isDone() { <text:line-break/> if (Judge.bank == 21) {<text:line-break/> System.out.println("The winner is: " + Judge.players.get(Judge.playerTurn) + "\n");<text:line-break/> return true;<text:line-break/> }<text:line-break/> else if (Judge.bank &gt; 21) {<text:line-break/> System.out.println("There is no winner \n");<text:line-break/> return true;<text:line-break/><text:tab/><text:tab/><text:tab/>}<text:line-break/><text:tab/><text:tab/><text:tab/>return false;<text:line-break/><text:tab/><text:tab/>}<text:line-break/><text:tab/>}<text:line-break/>}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itre2_7e_LT_7e_Gliederung_20_1" style:display-name="Titre2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Gliederung_20_2" style:display-name="Titre2~LT~Gliederung 2" style:family="paragraph" style:parent-style-name="Titre2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2_7e_LT_7e_Gliederung_20_3" style:display-name="Titre2~LT~Gliederung 3" style:family="paragraph" style:parent-style-name="Titre2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2_7e_LT_7e_Gliederung_20_4" style:display-name="Titre2~LT~Gliederung 4" style:family="paragraph" style:parent-style-name="Titre2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2_7e_LT_7e_Gliederung_20_5" style:display-name="Titre2~LT~Gliederung 5" style:family="paragraph" style:parent-style-name="Titre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6" style:display-name="Titre2~LT~Gliederung 6" style:family="paragraph" style:parent-style-name="Titre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7" style:display-name="Titre2~LT~Gliederung 7" style:family="paragraph" style:parent-style-name="Titre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8" style:display-name="Titre2~LT~Gliederung 8" style:family="paragraph" style:parent-style-name="Titre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Gliederung_20_9" style:display-name="Titre2~LT~Gliederung 9" style:family="paragraph" style:parent-style-name="Titre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2_7e_LT_7e_Titel" style:display-name="Titre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Untertitel" style:display-name="Titre2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Notizen" style:display-name="Titr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2_7e_LT_7e_Hintergrundobjekte" style:display-name="Titr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2_7e_LT_7e_Hintergrund" style:display-name="Titr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_7e_LT_7e_Gliederung_20_1" style:display-name="Titre3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Gliederung_20_2" style:display-name="Titre3~LT~Gliederung 2" style:family="paragraph" style:parent-style-name="Titre3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3_7e_LT_7e_Gliederung_20_3" style:display-name="Titre3~LT~Gliederung 3" style:family="paragraph" style:parent-style-name="Titre3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3_7e_LT_7e_Gliederung_20_4" style:display-name="Titre3~LT~Gliederung 4" style:family="paragraph" style:parent-style-name="Titre3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3_7e_LT_7e_Gliederung_20_5" style:display-name="Titre3~LT~Gliederung 5" style:family="paragraph" style:parent-style-name="Titre3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6" style:display-name="Titre3~LT~Gliederung 6" style:family="paragraph" style:parent-style-name="Titre3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7" style:display-name="Titre3~LT~Gliederung 7" style:family="paragraph" style:parent-style-name="Titre3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8" style:display-name="Titre3~LT~Gliederung 8" style:family="paragraph" style:parent-style-name="Titre3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Gliederung_20_9" style:display-name="Titre3~LT~Gliederung 9" style:family="paragraph" style:parent-style-name="Titre3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3_7e_LT_7e_Titel" style:display-name="Titre3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Untertitel" style:display-name="Titre3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Notizen" style:display-name="Titr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3_7e_LT_7e_Hintergrundobjekte" style:display-name="Titr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3_7e_LT_7e_Hintergrund" style:display-name="Titr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_7e_LT_7e_Gliederung_20_1" style:display-name="Titre4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Gliederung_20_2" style:display-name="Titre4~LT~Gliederung 2" style:family="paragraph" style:parent-style-name="Titre4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4_7e_LT_7e_Gliederung_20_3" style:display-name="Titre4~LT~Gliederung 3" style:family="paragraph" style:parent-style-name="Titre4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4_7e_LT_7e_Gliederung_20_4" style:display-name="Titre4~LT~Gliederung 4" style:family="paragraph" style:parent-style-name="Titre4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4_7e_LT_7e_Gliederung_20_5" style:display-name="Titre4~LT~Gliederung 5" style:family="paragraph" style:parent-style-name="Titre4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6" style:display-name="Titre4~LT~Gliederung 6" style:family="paragraph" style:parent-style-name="Titre4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7" style:display-name="Titre4~LT~Gliederung 7" style:family="paragraph" style:parent-style-name="Titre4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8" style:display-name="Titre4~LT~Gliederung 8" style:family="paragraph" style:parent-style-name="Titre4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Gliederung_20_9" style:display-name="Titre4~LT~Gliederung 9" style:family="paragraph" style:parent-style-name="Titre4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4_7e_LT_7e_Titel" style:display-name="Titre4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Untertitel" style:display-name="Titre4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Notizen" style:display-name="Titre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4_7e_LT_7e_Hintergrundobjekte" style:display-name="Titr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4_7e_LT_7e_Hintergrund" style:display-name="Titr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5_7e_LT_7e_Gliederung_20_1" style:display-name="Titre5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Gliederung_20_2" style:display-name="Titre5~LT~Gliederung 2" style:family="paragraph" style:parent-style-name="Titre5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5_7e_LT_7e_Gliederung_20_3" style:display-name="Titre5~LT~Gliederung 3" style:family="paragraph" style:parent-style-name="Titre5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5_7e_LT_7e_Gliederung_20_4" style:display-name="Titre5~LT~Gliederung 4" style:family="paragraph" style:parent-style-name="Titre5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5_7e_LT_7e_Gliederung_20_5" style:display-name="Titre5~LT~Gliederung 5" style:family="paragraph" style:parent-style-name="Titre5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6" style:display-name="Titre5~LT~Gliederung 6" style:family="paragraph" style:parent-style-name="Titre5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7" style:display-name="Titre5~LT~Gliederung 7" style:family="paragraph" style:parent-style-name="Titre5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8" style:display-name="Titre5~LT~Gliederung 8" style:family="paragraph" style:parent-style-name="Titre5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Gliederung_20_9" style:display-name="Titre5~LT~Gliederung 9" style:family="paragraph" style:parent-style-name="Titre5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5_7e_LT_7e_Titel" style:display-name="Titre5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Untertitel" style:display-name="Titre5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Notizen" style:display-name="Titre5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5_7e_LT_7e_Hintergrundobjekte" style:display-name="Titr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5_7e_LT_7e_Hintergrund" style:display-name="Titr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6_7e_LT_7e_Gliederung_20_1" style:display-name="Titre6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Gliederung_20_2" style:display-name="Titre6~LT~Gliederung 2" style:family="paragraph" style:parent-style-name="Titre6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6_7e_LT_7e_Gliederung_20_3" style:display-name="Titre6~LT~Gliederung 3" style:family="paragraph" style:parent-style-name="Titre6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6_7e_LT_7e_Gliederung_20_4" style:display-name="Titre6~LT~Gliederung 4" style:family="paragraph" style:parent-style-name="Titre6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6_7e_LT_7e_Gliederung_20_5" style:display-name="Titre6~LT~Gliederung 5" style:family="paragraph" style:parent-style-name="Titre6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6" style:display-name="Titre6~LT~Gliederung 6" style:family="paragraph" style:parent-style-name="Titre6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7" style:display-name="Titre6~LT~Gliederung 7" style:family="paragraph" style:parent-style-name="Titre6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8" style:display-name="Titre6~LT~Gliederung 8" style:family="paragraph" style:parent-style-name="Titre6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Gliederung_20_9" style:display-name="Titre6~LT~Gliederung 9" style:family="paragraph" style:parent-style-name="Titre6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6_7e_LT_7e_Titel" style:display-name="Titre6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Untertitel" style:display-name="Titre6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Notizen" style:display-name="Titre6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6_7e_LT_7e_Hintergrundobjekte" style:display-name="Titr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6_7e_LT_7e_Hintergrund" style:display-name="Titr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7_7e_LT_7e_Gliederung_20_1" style:display-name="Titre7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Gliederung_20_2" style:display-name="Titre7~LT~Gliederung 2" style:family="paragraph" style:parent-style-name="Titre7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7_7e_LT_7e_Gliederung_20_3" style:display-name="Titre7~LT~Gliederung 3" style:family="paragraph" style:parent-style-name="Titre7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7_7e_LT_7e_Gliederung_20_4" style:display-name="Titre7~LT~Gliederung 4" style:family="paragraph" style:parent-style-name="Titre7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7_7e_LT_7e_Gliederung_20_5" style:display-name="Titre7~LT~Gliederung 5" style:family="paragraph" style:parent-style-name="Titre7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6" style:display-name="Titre7~LT~Gliederung 6" style:family="paragraph" style:parent-style-name="Titre7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7" style:display-name="Titre7~LT~Gliederung 7" style:family="paragraph" style:parent-style-name="Titre7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8" style:display-name="Titre7~LT~Gliederung 8" style:family="paragraph" style:parent-style-name="Titre7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Gliederung_20_9" style:display-name="Titre7~LT~Gliederung 9" style:family="paragraph" style:parent-style-name="Titre7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7_7e_LT_7e_Titel" style:display-name="Titre7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Untertitel" style:display-name="Titre7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Notizen" style:display-name="Titre7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7_7e_LT_7e_Hintergrundobjekte" style:display-name="Titr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7_7e_LT_7e_Hintergrund" style:display-name="Titr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8_7e_LT_7e_Gliederung_20_1" style:display-name="Titre8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Gliederung_20_2" style:display-name="Titre8~LT~Gliederung 2" style:family="paragraph" style:parent-style-name="Titre8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8_7e_LT_7e_Gliederung_20_3" style:display-name="Titre8~LT~Gliederung 3" style:family="paragraph" style:parent-style-name="Titre8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8_7e_LT_7e_Gliederung_20_4" style:display-name="Titre8~LT~Gliederung 4" style:family="paragraph" style:parent-style-name="Titre8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8_7e_LT_7e_Gliederung_20_5" style:display-name="Titre8~LT~Gliederung 5" style:family="paragraph" style:parent-style-name="Titre8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6" style:display-name="Titre8~LT~Gliederung 6" style:family="paragraph" style:parent-style-name="Titre8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7" style:display-name="Titre8~LT~Gliederung 7" style:family="paragraph" style:parent-style-name="Titre8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8" style:display-name="Titre8~LT~Gliederung 8" style:family="paragraph" style:parent-style-name="Titre8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Gliederung_20_9" style:display-name="Titre8~LT~Gliederung 9" style:family="paragraph" style:parent-style-name="Titre8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8_7e_LT_7e_Titel" style:display-name="Titre8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Untertitel" style:display-name="Titre8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Notizen" style:display-name="Titre8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8_7e_LT_7e_Hintergrundobjekte" style:display-name="Titr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8_7e_LT_7e_Hintergrund" style:display-name="Titr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9_7e_LT_7e_Gliederung_20_1" style:display-name="Titre9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Gliederung_20_2" style:display-name="Titre9~LT~Gliederung 2" style:family="paragraph" style:parent-style-name="Titre9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9_7e_LT_7e_Gliederung_20_3" style:display-name="Titre9~LT~Gliederung 3" style:family="paragraph" style:parent-style-name="Titre9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9_7e_LT_7e_Gliederung_20_4" style:display-name="Titre9~LT~Gliederung 4" style:family="paragraph" style:parent-style-name="Titre9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9_7e_LT_7e_Gliederung_20_5" style:display-name="Titre9~LT~Gliederung 5" style:family="paragraph" style:parent-style-name="Titre9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6" style:display-name="Titre9~LT~Gliederung 6" style:family="paragraph" style:parent-style-name="Titre9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7" style:display-name="Titre9~LT~Gliederung 7" style:family="paragraph" style:parent-style-name="Titre9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8" style:display-name="Titre9~LT~Gliederung 8" style:family="paragraph" style:parent-style-name="Titre9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Gliederung_20_9" style:display-name="Titre9~LT~Gliederung 9" style:family="paragraph" style:parent-style-name="Titre9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9_7e_LT_7e_Titel" style:display-name="Titre9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Untertitel" style:display-name="Titre9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Notizen" style:display-name="Titre9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9_7e_LT_7e_Hintergrundobjekte" style:display-name="Titr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9_7e_LT_7e_Hintergrund" style:display-name="Titr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0_7e_LT_7e_Gliederung_20_1" style:display-name="Titre10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Gliederung_20_2" style:display-name="Titre10~LT~Gliederung 2" style:family="paragraph" style:parent-style-name="Titre10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10_7e_LT_7e_Gliederung_20_3" style:display-name="Titre10~LT~Gliederung 3" style:family="paragraph" style:parent-style-name="Titre10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0_7e_LT_7e_Gliederung_20_4" style:display-name="Titre10~LT~Gliederung 4" style:family="paragraph" style:parent-style-name="Titre10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0_7e_LT_7e_Gliederung_20_5" style:display-name="Titre10~LT~Gliederung 5" style:family="paragraph" style:parent-style-name="Titre10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6" style:display-name="Titre10~LT~Gliederung 6" style:family="paragraph" style:parent-style-name="Titre10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7" style:display-name="Titre10~LT~Gliederung 7" style:family="paragraph" style:parent-style-name="Titre10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8" style:display-name="Titre10~LT~Gliederung 8" style:family="paragraph" style:parent-style-name="Titre10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Gliederung_20_9" style:display-name="Titre10~LT~Gliederung 9" style:family="paragraph" style:parent-style-name="Titre10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0_7e_LT_7e_Titel" style:display-name="Titre10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Untertitel" style:display-name="Titre10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Notizen" style:display-name="Titre10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0_7e_LT_7e_Hintergrundobjekte" style:display-name="Titr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0_7e_LT_7e_Hintergrund" style:display-name="Titr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1_7e_LT_7e_Gliederung_20_1" style:display-name="Titre11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685cm"/>
          <style:tab-stop style:position="4.225cm"/>
          <style:tab-stop style:position="6.765cm"/>
          <style:tab-stop style:position="9.305cm"/>
          <style:tab-stop style:position="11.845cm"/>
          <style:tab-stop style:position="14.385cm"/>
          <style:tab-stop style:position="16.925cm"/>
          <style:tab-stop style:position="19.465cm"/>
          <style:tab-stop style:position="22.005cm"/>
          <style:tab-stop style:position="24.545cm"/>
          <style:tab-stop style:position="27.08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Gliederung_20_2" style:display-name="Titre11~LT~Gliederung 2" style:family="paragraph" style:parent-style-name="Titre11_7e_LT_7e_Gliederung_20_1" style:default-outline-level="">
      <style:paragraph-properties fo:margin-left="0cm" fo:margin-right="0cm" fo:margin-top="0.2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29cm"/>
          <style:tab-stop style:position="3.369cm"/>
          <style:tab-stop style:position="5.909cm"/>
          <style:tab-stop style:position="8.449cm"/>
          <style:tab-stop style:position="10.989cm"/>
          <style:tab-stop style:position="13.529cm"/>
          <style:tab-stop style:position="16.069cm"/>
          <style:tab-stop style:position="18.609cm"/>
          <style:tab-stop style:position="21.149cm"/>
          <style:tab-stop style:position="23.689cm"/>
          <style:tab-stop style:position="26.229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5pt" fo:font-style="normal" fo:text-shadow="none" style:text-underline-style="none" fo:font-weight="normal" style:letter-kerning="true" style:font-size-asian="25pt" style:font-style-asian="normal" style:font-weight-asian="normal" style:text-emphasize="none"/>
    </style:style>
    <style:style style:name="Titre11_7e_LT_7e_Gliederung_20_3" style:display-name="Titre11~LT~Gliederung 3" style:family="paragraph" style:parent-style-name="Titre11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08cm"/>
          <style:tab-stop style:position="5.048cm"/>
          <style:tab-stop style:position="7.588cm"/>
          <style:tab-stop style:position="10.128cm"/>
          <style:tab-stop style:position="12.668cm"/>
          <style:tab-stop style:position="15.208cm"/>
          <style:tab-stop style:position="17.748cm"/>
          <style:tab-stop style:position="20.288cm"/>
          <style:tab-stop style:position="22.828cm"/>
          <style:tab-stop style:position="25.36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1_7e_LT_7e_Gliederung_20_4" style:display-name="Titre11~LT~Gliederung 4" style:family="paragraph" style:parent-style-name="Titre11_7e_LT_7e_Gliederung_20_3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3cm"/>
          <style:tab-stop style:position="4.193cm"/>
          <style:tab-stop style:position="6.733cm"/>
          <style:tab-stop style:position="9.273cm"/>
          <style:tab-stop style:position="11.813cm"/>
          <style:tab-stop style:position="14.353cm"/>
          <style:tab-stop style:position="16.893cm"/>
          <style:tab-stop style:position="19.433cm"/>
          <style:tab-stop style:position="21.973cm"/>
          <style:tab-stop style:position="24.513cm"/>
        </style:tab-stops>
      </style:paragraph-properties>
      <style:text-properties fo:color="#646b86" style:text-outline="false" style:text-line-through-style="none" style:text-line-through-type="none" style:font-name="ＭＳ Ｐゴシック" fo:font-family="'ＭＳ Ｐゴシック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re11_7e_LT_7e_Gliederung_20_5" style:display-name="Titre11~LT~Gliederung 5" style:family="paragraph" style:parent-style-name="Titre1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6" style:display-name="Titre11~LT~Gliederung 6" style:family="paragraph" style:parent-style-name="Titre1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7" style:display-name="Titre11~LT~Gliederung 7" style:family="paragraph" style:parent-style-name="Titre1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8" style:display-name="Titre11~LT~Gliederung 8" style:family="paragraph" style:parent-style-name="Titre1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Gliederung_20_9" style:display-name="Titre11~LT~Gliederung 9" style:family="paragraph" style:parent-style-name="Titre1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794cm"/>
          <style:tab-stop style:position="3.334cm"/>
          <style:tab-stop style:position="5.874cm"/>
          <style:tab-stop style:position="8.414cm"/>
          <style:tab-stop style:position="10.954cm"/>
          <style:tab-stop style:position="13.494cm"/>
          <style:tab-stop style:position="16.034cm"/>
          <style:tab-stop style:position="18.574cm"/>
          <style:tab-stop style:position="21.114cm"/>
          <style:tab-stop style:position="23.65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1_7e_LT_7e_Titel" style:display-name="Titre1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b9899" style:text-outline="false" style:text-line-through-style="none" style:text-line-through-type="none" style:font-name="ＭＳ Ｐゴシック" fo:font-family="'ＭＳ Ｐゴシック'" style:font-family-generic="roman" style:font-pitch="variable" fo:font-size="3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Untertitel" style:display-name="Titre11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Notizen" style:display-name="Titre1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11_7e_LT_7e_Hintergrundobjekte" style:display-name="Titr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1_7e_LT_7e_Hintergrund" style:display-name="Titr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20:00:29.916000000</meta:creation-date>
    <dc:date>2015-12-06T14:15:53.770000000</dc:date>
    <meta:editing-duration>PT1H50M34S</meta:editing-duration>
    <meta:editing-cycles>11</meta:editing-cycles>
    <meta:generator>LibreOffice/4.4.5.2$Windows_x86 LibreOffice_project/a22f674fd25a3b6f45bdebf25400ed2adff0ff99</meta:generator>
    <meta:document-statistic meta:table-count="2" meta:image-count="0" meta:object-count="0" meta:page-count="2" meta:paragraph-count="5" meta:word-count="573" meta:character-count="4458" meta:non-whitespace-character-count="3486"/>
  </office:meta>
</office:document-meta>
</file>